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suzanabis/full/9xh9oVia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10:57:13.873356657</meta:creation-date>
    <dc:date>2024-08-09T10:57:35.496191901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6.4.7.2$Linux_X86_64 LibreOffice_project/40$Build-2</meta:generator>
  </office:meta>
</office:document-meta>
</file>